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ossDeploymentTool.set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ossDeploymentTool.validate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ossDeploymentTool.getVendorOutputJarFile( String bas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ossDeploymentTool.addVendorFiles( Hashtable ejbFiles , String dd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ossDeploymentToo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